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72777"/>
    </style:style>
    <style:style style:name="P2" style:family="paragraph" style:parent-style-name="Standard">
      <style:text-properties officeooo:rsid="00072777" officeooo:paragraph-rsid="00072777"/>
    </style:style>
    <style:style style:name="T1" style:family="text">
      <style:text-properties officeooo:rsid="00083248"/>
    </style:style>
    <style:style style:name="T2" style:family="text">
      <style:text-properties officeooo:rsid="00072777"/>
    </style:style>
    <style:style style:name="T3" style:family="text">
      <style:text-properties officeooo:rsid="001bee6d"/>
    </style:style>
    <style:style style:name="T4" style:family="text">
      <style:text-properties officeooo:rsid="0003e0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: <text:span text:style-name="T1">20</text:span>.04.2026<text:line-break/>Temat dnia: <text:span text:style-name="T2">Rezygnacja z RN na rzecz React-a </text:span><text:line-break/><text:line-break/>W dniu dzisiejszym <text:span text:style-name="T3">pracowałem</text:span> cały <text:span text:style-name="T4">dzień</text:span> zgodnie z wymaganiami praktyk.<text:line-break/><text:line-break/>Co udało się zrobić:</text:p>
      <text:p text:style-name="P1">- <text:span text:style-name="T2">Udało się postawić cały projekt w React z TS</text:span></text:p>
      <text:p text:style-name="P1">- <text:span text:style-name="T2">Udało się przetłumaczyć kod z RN na React-a dzięki czemu miałem mniej roboty i obyło się bez wymyślania interface-u od nowa.</text:span></text:p>
      <text:p text:style-name="P1">- <text:span text:style-name="T2">Udało się utworzyć działającą stronę logowania</text:span></text:p>
      <text:p text:style-name="P1">- <text:span text:style-name="T2">Udało się utworzyć działającą stronę rejestracji</text:span></text:p>
      <text:p text:style-name="P1">- <text:span text:style-name="T2">Nawigacja działa bez zarzutu.</text:span></text:p>
      <text:p text:style-name="P1">- <text:span text:style-name="T2">Aplikacja jest responsywna.</text:span></text:p>
      <text:p text:style-name="P1">- <text:span text:style-name="T2">Na stronie głównej można przesłać obraz do analizy, do zaimplementowania robienie zdjęcia (niestety analiza jeszcze nie działa jeszcze nie wiem dlaczego)</text:span></text:p>
      <text:p text:style-name="P1">- <text:span text:style-name="T2">Utworzono Page ustawień. W ustawieniach można</text:span></text:p>
      <text:p text:style-name="P1"><text:tab/>- <text:span text:style-name="T2">Zmienić Hasło</text:span></text:p>
      <text:p text:style-name="P1"><text:tab/>- <text:span text:style-name="T2">Przełączać się między trybem jasnym i ciemnym</text:span></text:p>
      <text:p text:style-name="P1"><text:tab/>- <text:span text:style-name="T2">Zmienić kolor akcentowy aplikacji np. z różowego na niebieski</text:span></text:p>
      <text:p text:style-name="P1"><text:tab/>- <text:span text:style-name="T2">Można sprawdzić informacje o swoim koncie</text:span></text:p>
      <text:p text:style-name="P1"><text:tab/>- <text:span text:style-name="T2">Można się wylogować z aplikacji</text:span></text:p>
      <text:p text:style-name="P1">- <text:span text:style-name="T2">Udało się spakować wszystko do dockera</text:span></text:p>
      <text:p text:style-name="P1"><text:tab/></text:p>
      <text:p text:style-name="P2">Problemy, które miałem:</text:p>
      <text:p text:style-name="P2">- Obraz nie analizuje się mimo braku błędu w konsoli</text:p>
      <text:p text:style-name="P2">- Na jakiś czas nie można było się zalogować</text:p>
      <text:p text:style-name="P2">- Czasem w ustawieniach wyświetlały się błędne informacje</text:p>
      <text:p text:style-name="P2">- Nawigacja zasłaniała górną część homePage-a ale naprawiłem to</text:p>
      <text:p text:style-name="P2">- Na razie gemma4 dalej jest lokalnie to naprawię jutro</text:p>
      <text:p text:style-name="P1"><text:line-break/>To wszystko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0T20:39:42.347629800</meta:creation-date>
    <dc:date>2026-05-04T08:43:19.916277100</dc:date>
    <meta:editing-duration>PT7M49S</meta:editing-duration>
    <meta:editing-cycles>2</meta:editing-cycles>
    <meta:generator>LibreOffice/25.8.5.2$Windows_X86_64 LibreOffice_project/9c8b85f387cc00a89945a79c9e6239f32e450ac2</meta:generator>
    <meta:document-statistic meta:table-count="0" meta:image-count="0" meta:object-count="0" meta:page-count="1" meta:paragraph-count="23" meta:word-count="200" meta:character-count="1243" meta:non-whitespace-character-count="1054"/>
  </office:meta>
</office:document-meta>
</file>